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849f" officeooo:paragraph-rsid="000984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6:06:49.102321847</meta:creation-date>
    <meta:generator>LibreOffice/6.4.6.2$Linux_X86_64 LibreOffice_project/40$Build-2</meta:generator>
    <dc:date>2020-12-04T16:07:27.799060970</dc:date>
    <meta:editing-duration>PT3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</office:meta>
</office:document-meta>
</file>